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4"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5" style:family="paragraph" style:parent-style-name="Standard">
      <style:paragraph-properties fo:text-align="justify" style:justify-single-word="false"/>
      <style:text-properties fo:font-weight="normal" officeooo:rsid="00172c21" officeooo:paragraph-rsid="001e68c4" style:font-weight-asian="normal" style:font-weight-complex="normal"/>
    </style:style>
    <style:style style:name="P6" style:family="paragraph" style:parent-style-name="Standard">
      <style:text-properties officeooo:rsid="001a08fa" officeooo:paragraph-rsid="001a08fa"/>
    </style:style>
    <style:style style:name="P7" style:family="paragraph" style:parent-style-name="Standard">
      <style:paragraph-properties fo:text-align="justify" style:justify-single-word="false"/>
      <style:text-properties officeooo:rsid="0012dc85" officeooo:paragraph-rsid="001e68c4"/>
    </style:style>
    <style:style style:name="P8" style:family="paragraph" style:parent-style-name="Standard">
      <style:paragraph-properties fo:text-align="justify" style:justify-single-word="false"/>
      <style:text-properties fo:font-weight="normal" officeooo:rsid="0013b2f2" officeooo:paragraph-rsid="001e68c4" style:font-weight-asian="normal" style:font-weight-complex="normal"/>
    </style:style>
    <style:style style:name="P9"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72c21" style:font-weight-asian="normal" style:font-weight-complex="normal"/>
    </style:style>
    <style:style style:name="T6" style:family="text">
      <style:text-properties fo:font-weight="normal" officeooo:rsid="001840a0" style:font-weight-asian="normal" style:font-weight-complex="normal"/>
    </style:style>
    <style:style style:name="T7" style:family="text">
      <style:text-properties fo:font-weight="normal" officeooo:rsid="0018551e" style:font-weight-asian="normal" style:font-weight-complex="normal"/>
    </style:style>
    <style:style style:name="T8" style:family="text">
      <style:text-properties fo:font-weight="normal" officeooo:rsid="001e68c4" style:font-weight-asian="normal" style:font-weight-complex="normal"/>
    </style:style>
    <style:style style:name="T9" style:family="text">
      <style:text-properties fo:font-weight="normal" officeooo:rsid="00205a1a" style:font-weight-asian="normal" style:font-weight-complex="normal"/>
    </style:style>
    <style:style style:name="T10" style:family="text">
      <style:text-properties officeooo:rsid="001e68c4"/>
    </style:style>
    <style:style style:name="T11" style:family="text">
      <style:text-properties officeooo:rsid="00205a1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8">editor</text:span>,</text:p>
      <text:p text:style-name="P2"/>
      <text:p text:style-name="P7">We are pleased to present an <text:span text:style-name="T10">original</text:span> research work entitled “<text:span text:style-name="T2">Differential Evolution with Enhanced Diversity Maintenance</text:span>” by <text:span text:style-name="T2">Joel Chacón Castillo and Carlos Segura</text:span><text:span text:style-name="T1">. In this work we propose </text:span><text:span text:style-name="T2">an </text:span><text:span text:style-name="T4">innovative </text:span><text:span text:style-name="T2">technique </text:span><text:span text:style-name="T3">in the field of stochastic optimization. </text:span><text:span text:style-name="T8">Particularly,</text:span><text:span text:style-name="T3"> </text:span><text:span text:style-name="T8">it is a novel</text:span><text:span text:style-name="T4"> strategy to deal with premature convergence, </text:span><text:span text:style-name="T8">which is</text:span><text:span text:style-name="T4"> known </text:span><text:span text:style-name="T8">to be</text:span><text:span text:style-name="T4"> one of the </text:span><text:span text:style-name="T9">main</text:span><text:span text:style-name="T4"> weakness</text:span><text:span text:style-name="T9">es</text:span><text:span text:style-name="T4"> in the Evolutionary Algorithms </text:span><text:span text:style-name="T6">(</text:span><text:span text:style-name="T5">EAs)</text:span><text:span text:style-name="T4">. In this work, </text:span><text:span text:style-name="T8">this technique is applied to extend </text:span><text:span text:style-name="T4">Differential Evolution </text:span><text:span text:style-name="T7">(DE), </text:span><text:span text:style-name="T8">and when compared to other variants of DE the main novelties are the following:</text:span><text:span text:style-name="T4"> </text:span><text:span text:style-name="T8">diversity is controlled explicitly in the replacement strategy and </text:span><text:span text:style-name="T9">an</text:span><text:span text:style-name="T8"> elite population is incorporated to avoid an excessive decrease in the convergence speed.</text:span></text:p>
      <text:p text:style-name="P8"/>
      <text:p text:style-name="P5"><text:span text:style-name="T10">Experimental validation is carried out with some of most most well-known</text:span> tests proposed in the competitions of the IEEE Congress on Evolutionary Computation (CEC). <text:span text:style-name="T11">This validation</text:span> <text:span text:style-name="T10">shows the important benefits of our proposal. In fact, results of all the top-rank algorithms could be clearly improved further in terms of several different metrics. Proper statistical tests to ensure the correctness of the conclusions were taken into account. The manuscript also provides a deep review of the DE literature with the aim of detecting design trends and with the aim of better showing the novelty of the proposal. Due to the large amount of analyses carried out in this research, the paper consists of 18 pages. </text:span></text:p>
      <text:p text:style-name="P5"/>
      <text:p text:style-name="P9">The proposal is robust and quite innovate in the field. Moreover it fulfills the aims and scope of the journal so we consider it to be a good paper for the Optimization Letters Journal. This manuscript has no been published and is nor under consideration for publication elsewhere.</text:p>
      <text:p text:style-name="P4"/>
      <text:p text:style-name="P3"><text:s/></text:p>
      <text:p text:style-name="P6">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8-09-20T14:57:39.978515180</dc:date>
    <meta:editing-duration>PT52M56S</meta:editing-duration>
    <meta:editing-cycles>9</meta:editing-cycles>
    <meta:generator>LibreOffice/4.2.8.2$Linux_X86_64 LibreOffice_project/420m0$Build-2</meta:generator>
    <dc:creator>joel </dc:creator>
    <meta:document-statistic meta:table-count="0" meta:image-count="0" meta:object-count="0" meta:page-count="1" meta:paragraph-count="6" meta:word-count="281" meta:character-count="1766" meta:non-whitespace-character-count="1488"/>
  </office:meta>
</office:document-meta>
</file>